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1.817cm"/>
    </style:style>
    <style:style style:name="co12" style:family="table-column">
      <style:table-column-properties fo:break-before="auto" style:column-width="14.95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01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1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cm"/>
    </style:style>
    <style:style style:name="ce23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99cc66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ackground-color="#3399ff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cm"/>
    </style:style>
    <style:style style:name="ce36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ackground-color="#ff66ff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cm"/>
    </style:style>
    <style:style style:name="ce46" style:family="table-cell" style:parent-style-name="Default">
      <style:table-cell-properties fo:background-color="#cccc99"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108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2" style:family="table-cell" style:parent-style-name="Default" style:data-style-name="N108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108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 style:data-style-name="N108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7" style:family="table-cell" style:parent-style-name="Default" style:data-style-name="N108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08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0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2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 style:data-style-name="N108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4" style:family="table-cell" style:parent-style-name="Default" style:data-style-name="N108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5" style:family="table-cell" style:parent-style-name="Default" style:data-style-name="N108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08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7" style:family="table-cell" style:parent-style-name="Default" style:data-style-name="N108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 style:data-style-name="N108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 style:data-style-name="N108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 style:data-style-name="N108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108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108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108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108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108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8">
      <style:table-cell-properties fo:background-color="#ff66ff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08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1" style:family="table-cell" style:parent-style-name="Default" style:data-style-name="N108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2" style:family="table-cell" style:parent-style-name="Default" style:data-style-name="N108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3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4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6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7" style:family="table-cell" style:parent-style-name="Default" style:data-style-name="N108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8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9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0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1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5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6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52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</style:style>
    <style:style style:name="ce1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>
      <style:table-cell-properties fo:border-bottom="2.01pt solid #ff3333" fo:background-color="#9999ff" fo:border-left="0.06pt solid #000000" fo:border-right="0.06pt solid #000000" fo:border-top="2.01pt solid #ff3333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6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5" style:family="table-cell" style:parent-style-name="Default" style:data-style-name="N112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6" style:family="table-cell" style:parent-style-name="Default" style:data-style-name="N112">
      <style:table-cell-properties fo:border-bottom="2.01pt solid #ff3333" fo:background-color="#9999ff" style:text-align-source="fix" style:repeat-content="false" fo:border-left="0.06pt solid #000000" fo:border-right="none" fo:border-top="2.01pt solid #ff3333"/>
      <style:paragraph-properties fo:text-align="center" fo:margin-left="0cm"/>
    </style:style>
    <style:style style:name="ce167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>
      <style:table-cell-properties fo:border-bottom="none" fo:background-color="#66993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0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1" style:family="table-cell" style:parent-style-name="Default">
      <style:table-cell-properties fo:border-bottom="none" fo:background-color="#66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2" style:family="table-cell" style:parent-style-name="Default" style:data-style-name="N110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3" style:family="table-cell" style:parent-style-name="Default" style:data-style-name="N110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4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75" style:family="table-cell" style:parent-style-name="Default" style:data-style-name="N112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6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7" style:family="table-cell" style:parent-style-name="Default" style:data-style-name="N112">
      <style:table-cell-properties fo:border-bottom="2.01pt solid #ff3333" fo:background-color="#9999ff" style:text-align-source="fix" style:repeat-content="false" fo:border-left="none" fo:border-right="none" fo:border-top="2.01pt solid #ff3333"/>
      <style:paragraph-properties fo:text-align="center" fo:margin-left="0cm"/>
    </style:style>
    <style:style style:name="ce178" style:family="table-cell" style:parent-style-name="Default" style:data-style-name="N112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9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1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2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3" style:family="table-cell" style:parent-style-name="Default" style:data-style-name="N110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4" style:family="table-cell" style:parent-style-name="Default" style:data-style-name="N110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5" style:family="table-cell" style:parent-style-name="Default" style:data-style-name="N112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6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7" style:family="table-cell" style:parent-style-name="Default" style:data-style-name="N112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0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1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2" style:family="table-cell" style:parent-style-name="Default" style:data-style-name="N110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3" style:family="table-cell" style:parent-style-name="Default" style:data-style-name="N110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12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12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7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199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200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1" style:family="table-cell" style:parent-style-name="Default" style:data-style-name="N110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0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2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12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09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0" style:family="table-cell" style:parent-style-name="Default" style:data-style-name="N110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110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2" style:family="table-cell" style:parent-style-name="Default" style:data-style-name="N112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3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4" style:family="table-cell" style:parent-style-name="Default" style:data-style-name="N112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17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18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9" style:family="table-cell" style:parent-style-name="Default" style:data-style-name="N110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0" style:family="table-cell" style:parent-style-name="Default" style:data-style-name="N110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1" style:family="table-cell" style:parent-style-name="Default" style:data-style-name="N112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2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3" style:family="table-cell" style:parent-style-name="Default" style:data-style-name="N112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4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none" fo:border-top="none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7" style:family="table-cell" style:parent-style-name="Default" style:data-style-name="N110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110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112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1" style:family="table-cell" style:parent-style-name="Default" style:data-style-name="N112">
      <style:table-cell-properties fo:border-bottom="2.01pt solid #ff3333" fo:background-color="#9999ff" style:text-align-source="fix" style:repeat-content="false" fo:border-left="none" fo:border-right="0.06pt solid #000000" fo:border-top="2.01pt solid #ff3333"/>
      <style:paragraph-properties fo:text-align="center" fo:margin-left="0cm"/>
    </style:style>
    <style:style style:name="ce232" style:family="table-cell" style:parent-style-name="Default" style:data-style-name="N112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3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5" style:family="table-cell" style:parent-style-name="Default" style:data-style-name="N110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6" style:family="table-cell" style:parent-style-name="Default" style:data-style-name="N110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7" style:family="table-cell" style:parent-style-name="Default" style:data-style-name="N112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9" style:family="table-cell" style:parent-style-name="Default" style:data-style-name="N112">
      <style:table-cell-properties fo:border-bottom="2.01pt solid #ff3333" fo:background-color="#ffff00" style:text-align-source="fix" style:repeat-content="false" fo:border-left="0.06pt solid #000000" fo:border-right="2.01pt solid #ff3333" fo:border-top="2.01pt solid #ff3333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112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1" style:family="table-cell" style:parent-style-name="Default" style:data-style-name="N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2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44" style:family="table-cell" style:parent-style-name="Default">
      <style:table-cell-properties fo:border-bottom="none" fo:border-left="none" fo:border-right="0.06pt solid #000000" fo:border-top="none"/>
    </style:style>
    <style:style style:name="ce24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5"/>
          <table:table-cell table:style-name="ce4" table:number-columns-spanned="12" table:number-rows-spanned="1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7" office:value-type="string" calcext:value-type="string" table:number-columns-spanned="3" table:number-rows-spanned="2">
            <text:p>Écran JSP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Traitement RDG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lecture Oracle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écriture Oracle 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Impression/Export</text:p>
          </table:table-cell>
          <table:covered-table-cell table:style-name="ce73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6"/>
          <table:table-cell table:style-name="ce50" table:formula="of:=[.E11]+SUM([.E17:.E25])" office:value-type="float" office:value="11" calcext:value-type="float">
            <text:p>11</text:p>
          </table:table-cell>
          <table:table-cell table:style-name="ce76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50" table:formula="of:=[.H11]+SUM([.H17:.H25])" office:value-type="float" office:value="1" calcext:value-type="float">
            <text:p>1</text:p>
          </table:table-cell>
          <table:table-cell table:style-name="ce76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50" table:formula="of:=[.K11]+SUM([.K17:.K25])" office:value-type="float" office:value="9" calcext:value-type="float">
            <text:p>9</text:p>
          </table:table-cell>
          <table:table-cell table:style-name="ce76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50" table:formula="of:=[.N11]+SUM([.N17:.N25])" office:value-type="float" office:value="15" calcext:value-type="float">
            <text:p>15</text:p>
          </table:table-cell>
          <table:table-cell table:style-name="ce76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50" table:formula="of:=[.Q11]+SUM([.Q17:.Q25])" office:value-type="float" office:value="0" calcext:value-type="float">
            <text:p>0</text:p>
          </table:table-cell>
          <table:table-cell table:style-name="ce76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Utilisateurs de l'application</text:p>
          </table:table-cell>
          <table:covered-table-cell table:style-name="ce31"/>
          <table:table-cell table:style-name="ce51" table:formula="of:=SUM([.E12:.E16])" office:value-type="float" office:value="4" calcext:value-type="float">
            <text:p>4</text:p>
          </table:table-cell>
          <table:table-cell table:style-name="ce77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1" table:formula="of:=SUM([.H12:.H16])" office:value-type="float" office:value="0" calcext:value-type="float">
            <text:p>0</text:p>
          </table:table-cell>
          <table:table-cell table:style-name="ce77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1" table:formula="of:=SUM([.K12:.K16])" office:value-type="float" office:value="1" calcext:value-type="float">
            <text:p>1</text:p>
          </table:table-cell>
          <table:table-cell table:style-name="ce77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1" table:formula="of:=SUM([.N12:.N16])" office:value-type="float" office:value="0" calcext:value-type="float">
            <text:p>0</text:p>
          </table:table-cell>
          <table:table-cell table:style-name="ce77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1" table:formula="of:=SUM([.Q12:.Q16])" office:value-type="float" office:value="0" calcext:value-type="float">
            <text:p>0</text:p>
          </table:table-cell>
          <table:table-cell table:style-name="ce77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Système d'authentification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administrateur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gestionnaire bateaux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 office:value-type="string" calcext:value-type="string">
            <text:p>Page d'accueil gestionnaire sites escale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Propriétair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atégori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arifs des redevance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Frais de dossier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yp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Bateaux</text:p>
          </table:table-cell>
          <table:covered-table-cell table:style-name="ce33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s de sites d'escale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ite d'escale</text:p>
          </table:table-cell>
          <table:covered-table-cell table:style-name="ce33"/>
          <table:table-cell table:style-name="ce51" table:formula="of:=SUM([.E26:.E28])" office:value-type="float" office:value="0" calcext:value-type="float">
            <text:p>0</text:p>
          </table:table-cell>
          <table:table-cell table:style-name="ce77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1" table:formula="of:=SUM([.H26:.H28])" office:value-type="float" office:value="1" calcext:value-type="float">
            <text:p>1</text:p>
          </table:table-cell>
          <table:table-cell table:style-name="ce77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1" table:formula="of:=SUM([.K26:.K28])" office:value-type="float" office:value="1" calcext:value-type="float">
            <text:p>1</text:p>
          </table:table-cell>
          <table:table-cell table:style-name="ce77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1" table:formula="of:=SUM([.N26:.N28])" office:value-type="float" office:value="1" calcext:value-type="float">
            <text:p>1</text:p>
          </table:table-cell>
          <table:table-cell table:style-name="ce77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1" table:formula="of:=SUM([.Q26:.Q28])" office:value-type="float" office:value="0" calcext:value-type="float">
            <text:p>0</text:p>
          </table:table-cell>
          <table:table-cell table:style-name="ce77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ramétrage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 office:value-type="string" calcext:value-type="string">
            <text:p>Combinaison de bateaux</text:p>
          </table:table-cell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8"/>
          <table:table-cell table:style-name="ce53" table:formula="of:=SUM([.E30:.E34])" office:value-type="float" office:value="2" calcext:value-type="float">
            <text:p>2</text:p>
          </table:table-cell>
          <table:table-cell table:style-name="ce79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3" table:formula="of:=SUM([.H30:.H34])" office:value-type="float" office:value="2" calcext:value-type="float">
            <text:p>2</text:p>
          </table:table-cell>
          <table:table-cell table:style-name="ce79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3" table:formula="of:=SUM([.K30:.K34])" office:value-type="float" office:value="3" calcext:value-type="float">
            <text:p>3</text:p>
          </table:table-cell>
          <table:table-cell table:style-name="ce79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3" table:formula="of:=SUM([.N30:.N34])" office:value-type="float" office:value="1" calcext:value-type="float">
            <text:p>1</text:p>
          </table:table-cell>
          <table:table-cell table:style-name="ce79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3" table:formula="of:=SUM([.Q30:.Q34])" office:value-type="float" office:value="0" calcext:value-type="float">
            <text:p>0</text:p>
          </table:table-cell>
          <table:table-cell table:style-name="ce79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Notifications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élection d'un bateau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aisie des escales</text:p>
          </table:table-cell>
          <table:covered-table-cell table:style-name="ce19"/>
          <table:table-cell table:style-name="ce54"/>
          <table:table-cell table:style-name="ce80" office:value-type="float" office:value="1" calcext:value-type="float">
            <text:p>1</text:p>
          </table:table-cell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Présentation du planning</text:p>
          </table:table-cell>
          <table:covered-table-cell table:style-name="ce34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table:number-columns-spanned="2" table:number-rows-spanned="1"/>
          <table:covered-table-cell table:style-name="ce34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20"/>
          <table:covered-table-cell table:style-name="ce35"/>
          <table:table-cell table:style-name="ce56" table:formula="of:=SUM([.E36:.E38])" office:value-type="float" office:value="1" calcext:value-type="float">
            <text:p>1</text:p>
          </table:table-cell>
          <table:table-cell table:style-name="ce82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6" table:formula="of:=SUM([.H36:.H38])" office:value-type="float" office:value="2" calcext:value-type="float">
            <text:p>2</text:p>
          </table:table-cell>
          <table:table-cell table:style-name="ce82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6" table:formula="of:=SUM([.K36:.K38])" office:value-type="float" office:value="2" calcext:value-type="float">
            <text:p>2</text:p>
          </table:table-cell>
          <table:table-cell table:style-name="ce82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6" table:formula="of:=SUM([.N36:.N38])" office:value-type="float" office:value="0" calcext:value-type="float">
            <text:p>0</text:p>
          </table:table-cell>
          <table:table-cell table:style-name="ce82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6" table:formula="of:=SUM([.Q36:.Q38])" office:value-type="float" office:value="1" calcext:value-type="float">
            <text:p>1</text:p>
          </table:table-cell>
          <table:table-cell table:style-name="ce82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Gel du planning</text:p>
          </table:table-cell>
          <table:covered-table-cell table:style-name="ce36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 office:value-type="float" office:value="2" calcext:value-type="float">
            <text:p>2</text:p>
          </table:table-cell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Etats prévisionnels</text:p>
          </table:table-cell>
          <table:covered-table-cell table:style-name="ce36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3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table:number-columns-spanned="2" table:number-rows-spanned="1"/>
          <table:covered-table-cell table:style-name="ce36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2"/>
          <table:table-cell table:style-name="ce58" table:formula="of:=[.E40]+[.E44]+[.E50]+[.E51]" office:value-type="float" office:value="2" calcext:value-type="float">
            <text:p>2</text:p>
          </table:table-cell>
          <table:table-cell table:style-name="ce84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8" table:formula="of:=[.H40]+[.H44]+[.H50]+[.H51]" office:value-type="float" office:value="1" calcext:value-type="float">
            <text:p>1</text:p>
          </table:table-cell>
          <table:table-cell table:style-name="ce84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8" table:formula="of:=[.K40]+[.K44]+[.K50]+[.K51]" office:value-type="float" office:value="1" calcext:value-type="float">
            <text:p>1</text:p>
          </table:table-cell>
          <table:table-cell table:style-name="ce84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8" table:formula="of:=[.N40]+[.N44]+[.N50]+[.N51]" office:value-type="float" office:value="3" calcext:value-type="float">
            <text:p>3</text:p>
          </table:table-cell>
          <table:table-cell table:style-name="ce84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8" table:formula="of:=[.Q40]+[.Q44]+[.Q50]+[.Q51]" office:value-type="float" office:value="0" calcext:value-type="float">
            <text:p>0</text:p>
          </table:table-cell>
          <table:table-cell table:style-name="ce84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3" office:value-type="string" calcext:value-type="string" table:number-columns-spanned="2" table:number-rows-spanned="1">
            <text:p>Niveau 1</text:p>
          </table:table-cell>
          <table:covered-table-cell table:style-name="ce37"/>
          <table:table-cell table:style-name="ce59" table:formula="of:=SUM([.E41:.E43])" office:value-type="float" office:value="1" calcext:value-type="float">
            <text:p>1</text:p>
          </table:table-cell>
          <table:table-cell table:style-name="ce85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9" table:formula="of:=SUM([.H41:.H43])" office:value-type="float" office:value="0" calcext:value-type="float">
            <text:p>0</text:p>
          </table:table-cell>
          <table:table-cell table:style-name="ce85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9" table:formula="of:=SUM([.K41:.K43])" office:value-type="float" office:value="0" calcext:value-type="float">
            <text:p>0</text:p>
          </table:table-cell>
          <table:table-cell table:style-name="ce85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9" table:formula="of:=SUM([.N41:.N43])" office:value-type="float" office:value="2" calcext:value-type="float">
            <text:p>2</text:p>
          </table:table-cell>
          <table:table-cell table:style-name="ce85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9" table:formula="of:=SUM([.Q41:.Q43])" office:value-type="float" office:value="0" calcext:value-type="float">
            <text:p>0</text:p>
          </table:table-cell>
          <table:table-cell table:style-name="ce85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écalage court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9" office:value-type="string" calcext:value-type="string">
            <text:p>Delestage proche</text:p>
          </table:table-cell>
          <table:covered-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iveau 2 / 3</text:p>
          </table:table-cell>
          <table:covered-table-cell table:style-name="ce40"/>
          <table:table-cell table:style-name="ce62" table:formula="of:=SUM([.E45:.E49])" office:value-type="float" office:value="0" calcext:value-type="float">
            <text:p>0</text:p>
          </table:table-cell>
          <table:table-cell table:style-name="ce88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2" table:formula="of:=SUM([.H45:.H49])" office:value-type="float" office:value="0" calcext:value-type="float">
            <text:p>0</text:p>
          </table:table-cell>
          <table:table-cell table:style-name="ce88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2" table:formula="of:=SUM([.K45:.K49])" office:value-type="float" office:value="0" calcext:value-type="float">
            <text:p>0</text:p>
          </table:table-cell>
          <table:table-cell table:style-name="ce88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2" table:formula="of:=SUM([.N45:.N49])" office:value-type="float" office:value="1" calcext:value-type="float">
            <text:p>1</text:p>
          </table:table-cell>
          <table:table-cell table:style-name="ce88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2" table:formula="of:=SUM([.Q45:.Q49])" office:value-type="float" office:value="0" calcext:value-type="float">
            <text:p>0</text:p>
          </table:table-cell>
          <table:table-cell table:style-name="ce88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8" office:value-type="string" calcext:value-type="string">
            <text:p>Décalage long</text:p>
          </table:table-cell>
          <table:table-cell table:style-name="ce60"/>
          <table:table-cell table:style-name="ce86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3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Délestage lointai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Modificatio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Annulations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otifications</text:p>
          </table:table-cell>
          <table:covered-table-cell table:style-name="ce23"/>
          <table:table-cell table:style-name="ce62" office:value-type="float" office:value="1" calcext:value-type="float">
            <text:p>1</text:p>
          </table:table-cell>
          <table:table-cell table:style-name="ce88"/>
          <table:table-cell table:style-name="ce112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table:number-columns-spanned="2" table:number-rows-spanned="1"/>
          <table:covered-table-cell table:style-name="ce41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4"/>
          <table:table-cell table:style-name="ce63" table:formula="of:=SUM([.E53:.E55])" office:value-type="float" office:value="1" calcext:value-type="float">
            <text:p>1</text:p>
          </table:table-cell>
          <table:table-cell table:style-name="ce89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3" table:formula="of:=SUM([.H53:.H55])" office:value-type="float" office:value="0" calcext:value-type="float">
            <text:p>0</text:p>
          </table:table-cell>
          <table:table-cell table:style-name="ce89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3" table:formula="of:=SUM([.K53:.K55])" office:value-type="float" office:value="2" calcext:value-type="float">
            <text:p>2</text:p>
          </table:table-cell>
          <table:table-cell table:style-name="ce89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3" table:formula="of:=SUM([.N53:.N55])" office:value-type="float" office:value="3" calcext:value-type="float">
            <text:p>3</text:p>
          </table:table-cell>
          <table:table-cell table:style-name="ce89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3" table:formula="of:=SUM([.Q53:.Q55])" office:value-type="float" office:value="0" calcext:value-type="float">
            <text:p>0</text:p>
          </table:table-cell>
          <table:table-cell table:style-name="ce89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e capacité des sites</text:p>
          </table:table-cell>
          <table:covered-table-cell table:style-name="ce42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'escales des bateaux</text:p>
          </table:table-cell>
          <table:covered-table-cell table:style-name="ce42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42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6"/>
          <table:table-cell table:style-name="ce65" table:formula="of:=SUM([.E57:.E59])" office:value-type="float" office:value="1" calcext:value-type="float">
            <text:p>1</text:p>
          </table:table-cell>
          <table:table-cell table:style-name="ce91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5" table:formula="of:=SUM([.H57:.H59])" office:value-type="float" office:value="0" calcext:value-type="float">
            <text:p>0</text:p>
          </table:table-cell>
          <table:table-cell table:style-name="ce91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5" table:formula="of:=SUM([.K57:.K59])" office:value-type="float" office:value="1" calcext:value-type="float">
            <text:p>1</text:p>
          </table:table-cell>
          <table:table-cell table:style-name="ce91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5" table:formula="of:=SUM([.N57:.N59])" office:value-type="float" office:value="0" calcext:value-type="float">
            <text:p>0</text:p>
          </table:table-cell>
          <table:table-cell table:style-name="ce91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5" table:formula="of:=SUM([.Q57:.Q59])" office:value-type="float" office:value="0" calcext:value-type="float">
            <text:p>0</text:p>
          </table:table-cell>
          <table:table-cell table:style-name="ce91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Gel du planning</text:p>
          </table:table-cell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 office:value-type="string" calcext:value-type="string">
            <text:p>États définitifs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7"/>
          <table:covered-table-cell table:style-name="ce45"/>
          <table:table-cell table:style-name="ce66" table:formula="of:=SUM([.E61:.E62])" office:value-type="float" office:value="0" calcext:value-type="float">
            <text:p>0</text:p>
          </table:table-cell>
          <table:table-cell table:style-name="ce92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6" table:formula="of:=SUM([.H61:.H62])" office:value-type="float" office:value="0" calcext:value-type="float">
            <text:p>0</text:p>
          </table:table-cell>
          <table:table-cell table:style-name="ce92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6" table:formula="of:=SUM([.K61:.K62])" office:value-type="float" office:value="0" calcext:value-type="float">
            <text:p>0</text:p>
          </table:table-cell>
          <table:table-cell table:style-name="ce92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6" table:formula="of:=SUM([.N61:.N62])" office:value-type="float" office:value="0" calcext:value-type="float">
            <text:p>0</text:p>
          </table:table-cell>
          <table:table-cell table:style-name="ce92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6" table:formula="of:=SUM([.Q61:.Q62])" office:value-type="float" office:value="0" calcext:value-type="float">
            <text:p>0</text:p>
          </table:table-cell>
          <table:table-cell table:style-name="ce92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Historique des évolutions des escales</text:p>
          </table:table-cell>
          <table:covered-table-cell table:style-name="ce46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 office:value-type="float" office:value="4" calcext:value-type="float">
            <text:p>4</text:p>
          </table:table-cell>
          <table:table-cell table:style-name="ce117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/>
          <table:table-cell table:style-name="ce117"/>
          <table:table-cell table:style-name="ce67"/>
          <table:table-cell table:style-name="ce93"/>
          <table:table-cell table:style-name="ce117"/>
          <table:table-cell table:style-name="ce94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46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94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Nombre de points</text:p>
          </table:table-cell>
          <table:covered-table-cell table:style-name="ce15"/>
          <table:table-cell table:style-name="ce69" table:formula="of:=[.E60]+[.E56]+[.E52]+[.E39]+[.E35]+[.E29]+[.E10]" office:value-type="float" office:value="18" calcext:value-type="float">
            <text:p>18</text:p>
          </table:table-cell>
          <table:table-cell table:style-name="ce95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5" table:formula="of:=[.H60]+[.H56]+[.H52]+[.H39]+[.H35]+[.H29]+[.H10]" office:value-type="float" office:value="6" calcext:value-type="float">
            <text:p>6</text:p>
          </table:table-cell>
          <table:table-cell table:style-name="ce95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5" table:formula="of:=[.K60]+[.K56]+[.K52]+[.K39]+[.K35]+[.K29]+[.K10]" office:value-type="float" office:value="18" calcext:value-type="float">
            <text:p>18</text:p>
          </table:table-cell>
          <table:table-cell table:style-name="ce95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5" table:formula="of:=[.N60]+[.N56]+[.N52]+[.N39]+[.N35]+[.N29]+[.N10]" office:value-type="float" office:value="22" calcext:value-type="float">
            <text:p>22</text:p>
          </table:table-cell>
          <table:table-cell table:style-name="ce95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5" table:formula="of:=[.Q60]+[.Q56]+[.Q52]+[.Q39]+[.Q35]+[.Q29]+[.Q10]" office:value-type="float" office:value="1" calcext:value-type="float">
            <text:p>1</text:p>
          </table:table-cell>
          <table:table-cell table:style-name="ce95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30" office:value-type="string" calcext:value-type="string" table:number-columns-spanned="2" table:number-rows-spanned="1">
            <text:p>Base de cotation</text:p>
          </table:table-cell>
          <table:covered-table-cell table:style-name="ce15"/>
          <table:table-cell table:style-name="ce70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72" office:value-type="float" office:value="0.25" calcext:value-type="float">
            <text:p>0,25</text:p>
          </table:table-cell>
          <table:table-cell table:style-name="ce72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30" office:value-type="string" calcext:value-type="string" table:number-columns-spanned="2" table:number-rows-spanned="1">
            <text:p>Total Points</text:p>
          </table:table-cell>
          <table:covered-table-cell table:style-name="ce15"/>
          <table:table-cell table:style-name="ce71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140" table:formula="of:=SUM([.E67:.S67])" office:value-type="float" office:value="98" calcext:value-type="float">
            <text:p>98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3" table:number-columns-repeated="19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otal sous système</text:p>
          </table:table-cell>
          <table:covered-table-cell table:number-columns-repeated="2" table:style-name="ce13"/>
          <table:table-cell table:style-name="ce72" table:formula="of:=[.E67]" office:value-type="float" office:value="18" calcext:value-type="float">
            <text:p>18</text:p>
          </table:table-cell>
          <table:table-cell table:style-name="ce72" table:formula="of:=[.F67]" office:value-type="float" office:value="16" calcext:value-type="float">
            <text:p>16</text:p>
          </table:table-cell>
          <table:table-cell table:style-name="ce72" table:formula="of:=[.G67]" office:value-type="float" office:value="4" calcext:value-type="float">
            <text:p>4</text:p>
          </table:table-cell>
          <table:table-cell table:style-name="ce72" table:formula="of:=[.H67]" office:value-type="float" office:value="1.5" calcext:value-type="float">
            <text:p>1,5</text:p>
          </table:table-cell>
          <table:table-cell table:style-name="ce72" table:formula="of:=[.I67]" office:value-type="float" office:value="6.5" calcext:value-type="float">
            <text:p>6,5</text:p>
          </table:table-cell>
          <table:table-cell table:style-name="ce72" table:formula="of:=[.J67]" office:value-type="float" office:value="1" calcext:value-type="float">
            <text:p>1</text:p>
          </table:table-cell>
          <table:table-cell table:style-name="ce72" table:formula="of:=[.K67]" office:value-type="float" office:value="9" calcext:value-type="float">
            <text:p>9</text:p>
          </table:table-cell>
          <table:table-cell table:style-name="ce72" table:formula="of:=[.L67]" office:value-type="float" office:value="3" calcext:value-type="float">
            <text:p>3</text:p>
          </table:table-cell>
          <table:table-cell table:style-name="ce72" table:formula="of:=[.M67]" office:value-type="float" office:value="0" calcext:value-type="float">
            <text:p>0</text:p>
          </table:table-cell>
          <table:table-cell table:style-name="ce72" table:formula="of:=[.N67]" office:value-type="float" office:value="11" calcext:value-type="float">
            <text:p>11</text:p>
          </table:table-cell>
          <table:table-cell table:style-name="ce72" table:formula="of:=[.O67]" office:value-type="float" office:value="17" calcext:value-type="float">
            <text:p>17</text:p>
          </table:table-cell>
          <table:table-cell table:style-name="ce72" table:formula="of:=[.P67]" office:value-type="float" office:value="0" calcext:value-type="float">
            <text:p>0</text:p>
          </table:table-cell>
          <table:table-cell table:style-name="ce72" table:formula="of:=[.Q67]" office:value-type="float" office:value="1" calcext:value-type="float">
            <text:p>1</text:p>
          </table:table-cell>
          <table:table-cell table:style-name="ce72" table:formula="of:=[.R67]" office:value-type="float" office:value="6" calcext:value-type="float">
            <text:p>6</text:p>
          </table:table-cell>
          <table:table-cell table:style-name="ce72" table:formula="of:=[.S67]" office:value-type="float" office:value="4" calcext:value-type="float">
            <text:p>4</text:p>
          </table:table-cell>
          <table:table-cell table:style-name="ce72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Bateaux Privés Paris</text:p>
          </table:table-cell>
          <table:table-cell table:style-name="ce4" table:number-columns-spanned="14" table:number-rows-spanned="1"/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Projet Gestion des Escales De Bateaux Croisières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Chiffrage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9"/>
          <table:table-cell table:style-name="ce158"/>
          <table:table-cell table:style-name="ce168" office:value-type="string" calcext:value-type="string" table:number-columns-spanned="11" table:number-rows-spanned="1">
            <text:p>Paramétrage</text:p>
          </table:table-cell>
          <table:covered-table-cell table:number-columns-repeated="9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9" office:value-type="string" calcext:value-type="string" table:number-columns-spanned="10" table:number-rows-spanned="1">
            <text:p>Planning Initial</text:p>
          </table:table-cell>
          <table:covered-table-cell table:number-columns-repeated="8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80"/>
          <table:table-cell table:style-name="ce188" office:value-type="string" calcext:value-type="string" table:number-columns-spanned="9" table:number-rows-spanned="1">
            <text:p>Redevances prévisionnelles</text:p>
          </table:table-cell>
          <table:covered-table-cell table:number-columns-repeated="7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80"/>
          <table:table-cell table:style-name="ce189"/>
          <table:table-cell table:style-name="ce197" office:value-type="string" calcext:value-type="string" table:number-columns-spanned="8" table:number-rows-spanned="1">
            <text:p>Résolution des conflits</text:p>
          </table:table-cell>
          <table:covered-table-cell table:number-columns-repeated="6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80"/>
          <table:table-cell table:style-name="ce189"/>
          <table:table-cell table:style-name="ce198"/>
          <table:table-cell table:style-name="ce206" office:value-type="string" calcext:value-type="string" table:number-columns-spanned="7" table:number-rows-spanned="1">
            <text:p>Gestion des escales pendant la saison</text:p>
          </table:table-cell>
          <table:covered-table-cell table:number-columns-repeated="5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80"/>
          <table:table-cell table:style-name="ce189"/>
          <table:table-cell table:style-name="ce198"/>
          <table:table-cell table:style-name="ce207"/>
          <table:table-cell table:style-name="ce215" office:value-type="string" calcext:value-type="string" table:number-columns-spanned="6" table:number-rows-spanned="1">
            <text:p>Redevances définitives</text:p>
          </table:table-cell>
          <table:covered-table-cell table:number-columns-repeated="4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80"/>
          <table:table-cell table:style-name="ce189"/>
          <table:table-cell table:style-name="ce198"/>
          <table:table-cell table:style-name="ce207"/>
          <table:table-cell table:style-name="ce216"/>
          <table:table-cell table:style-name="ce224" office:value-type="string" calcext:value-type="string" table:number-columns-spanned="5" table:number-rows-spanned="1">
            <text:p>Fonction d'archivage et d'historisation</text:p>
          </table:table-cell>
          <table:covered-table-cell table:number-columns-repeated="3" table:style-name="ce158"/>
          <table:covered-table-cell table:style-name="ce242"/>
          <table:table-cell table:number-columns-repeated="1010"/>
        </table:table-row>
        <table:table-row table:style-name="ro3">
          <table:table-cell/>
          <table:table-cell table:style-name="ce151"/>
          <table:table-cell table:style-name="ce159"/>
          <table:table-cell table:style-name="ce170"/>
          <table:table-cell table:style-name="ce181"/>
          <table:table-cell table:style-name="ce190"/>
          <table:table-cell table:style-name="ce199"/>
          <table:table-cell table:style-name="ce208"/>
          <table:table-cell table:style-name="ce217"/>
          <table:table-cell table:style-name="ce225"/>
          <table:table-cell table:style-name="ce233" office:value-type="string" calcext:value-type="string" table:number-columns-spanned="4" table:number-rows-spanned="1">
            <text:p>Total sous système</text:p>
          </table:table-cell>
          <table:covered-table-cell table:number-columns-repeated="2" table:style-name="ce159"/>
          <table:covered-table-cell table:style-name="ce243"/>
          <table:table-cell table:number-columns-repeated="1010"/>
        </table:table-row>
        <table:table-row table:style-name="ro3">
          <table:table-cell/>
          <table:table-cell table:style-name="ce149"/>
          <table:table-cell table:style-name="ce158" table:number-columns-repeated="11"/>
          <table:table-cell table:style-name="ce242"/>
          <table:table-cell table:number-columns-repeated="1010"/>
        </table:table-row>
        <table:table-row table:style-name="ro3">
          <table:table-cell table:style-name="ce2"/>
          <table:table-cell table:style-name="ce152" office:value-type="string" calcext:value-type="string">
            <text:p>Base de cotisation théorique</text:p>
          </table:table-cell>
          <table:table-cell table:style-name="ce160" office:value-type="string" calcext:value-type="string">
            <text:p>poids</text:p>
          </table:table-cell>
          <table:table-cell table:style-name="ce164" table:formula="of:=[Feuille1.U10]" office:value-type="float" office:value="46.75" calcext:value-type="float">
            <text:p>46,75</text:p>
          </table:table-cell>
          <table:table-cell table:style-name="ce164" table:formula="of:=[Feuille1.U29]" office:value-type="float" office:value="15.5" calcext:value-type="float">
            <text:p>15,5</text:p>
          </table:table-cell>
          <table:table-cell table:style-name="ce164" table:formula="of:=[Feuille1.U35]" office:value-type="float" office:value="9" calcext:value-type="float">
            <text:p>9</text:p>
          </table:table-cell>
          <table:table-cell table:style-name="ce164" table:formula="of:=[Feuille1.U39]" office:value-type="float" office:value="9.25" calcext:value-type="float">
            <text:p>9,25</text:p>
          </table:table-cell>
          <table:table-cell table:style-name="ce164" table:formula="of:=[Feuille1.U52]" office:value-type="float" office:value="7" calcext:value-type="float">
            <text:p>7</text:p>
          </table:table-cell>
          <table:table-cell table:style-name="ce164" table:formula="of:=[Feuille1.U56]" office:value-type="float" office:value="5.5" calcext:value-type="float">
            <text:p>5,5</text:p>
          </table:table-cell>
          <table:table-cell table:style-name="ce164" table:formula="of:=[Feuille1.U60]" office:value-type="float" office:value="5" calcext:value-type="float">
            <text:p>5</text:p>
          </table:table-cell>
          <table:table-cell table:style-name="ce164" table:formula="of:=[Feuille1.T67]" office:value-type="float" office:value="98" calcext:value-type="float">
            <text:p>98</text:p>
          </table:table-cell>
          <table:table-cell table:style-name="ce13" table:formula="of:=[Feuille1.M69]" office:value-type="float" office:value="0" calcext:value-type="float">
            <text:p>0</text:p>
          </table:table-cell>
          <table:table-cell table:style-name="Default"/>
          <table:table-cell table:style-name="ce244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 table:style-name="ce2"/>
          <table:table-cell table:style-name="ce153" office:value-type="string" calcext:value-type="string">
            <text:p>REALISATION</text:p>
          </table:table-cell>
          <table:table-cell table:style-name="ce161"/>
          <table:table-cell table:style-name="ce171"/>
          <table:table-cell table:style-name="ce182"/>
          <table:table-cell table:style-name="ce191"/>
          <table:table-cell table:style-name="ce200"/>
          <table:table-cell table:style-name="ce209"/>
          <table:table-cell table:style-name="ce218"/>
          <table:table-cell table:style-name="ce226"/>
          <table:table-cell table:style-name="ce234"/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/>
          <table:table-cell table:style-name="ce154" office:value-type="string" calcext:value-type="string">
            <text:p>Analyse du projet</text:p>
          </table:table-cell>
          <table:table-cell table:style-name="ce162" office:value-type="float" office:value="0.2" calcext:value-type="float">
            <text:p>0,2</text:p>
          </table:table-cell>
          <table:table-cell table:style-name="ce172" table:formula="of:=[.D$15] * [.$C17]" office:value-type="float" office:value="9.35" calcext:value-type="float">
            <text:p>9,4</text:p>
          </table:table-cell>
          <table:table-cell table:style-name="ce183" table:formula="of:=[.E$15] * [.$C17]" office:value-type="float" office:value="3.1" calcext:value-type="float">
            <text:p>3,1</text:p>
          </table:table-cell>
          <table:table-cell table:style-name="ce192" table:formula="of:=[.F$15] * [.$C17]" office:value-type="float" office:value="1.8" calcext:value-type="float">
            <text:p>1,8</text:p>
          </table:table-cell>
          <table:table-cell table:style-name="ce201" table:formula="of:=[.G$15] * [.$C17]" office:value-type="float" office:value="1.85" calcext:value-type="float">
            <text:p>1,9</text:p>
          </table:table-cell>
          <table:table-cell table:style-name="ce210" table:formula="of:=[.H$15] * [.$C17]" office:value-type="float" office:value="1.4" calcext:value-type="float">
            <text:p>1,4</text:p>
          </table:table-cell>
          <table:table-cell table:style-name="ce219" table:formula="of:=[.I$15] * [.$C17]" office:value-type="float" office:value="1.1" calcext:value-type="float">
            <text:p>1,1</text:p>
          </table:table-cell>
          <table:table-cell table:style-name="ce227" table:formula="of:=[.J$15] * [.$C17]" office:value-type="float" office:value="1" calcext:value-type="float">
            <text:p>1,0</text:p>
          </table:table-cell>
          <table:table-cell table:style-name="ce235" table:formula="of:=[.K$15] * [.$C17]" office:value-type="float" office:value="19.6" calcext:value-type="float">
            <text:p>19,6</text:p>
          </table:table-cell>
          <table:table-cell table:style-name="ce161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Conception technique</text:p>
          </table:table-cell>
          <table:table-cell table:style-name="ce162" office:value-type="float" office:value="0.1" calcext:value-type="float">
            <text:p>0,1</text:p>
          </table:table-cell>
          <table:table-cell table:style-name="ce172" table:formula="of:=[.D$15] * [.$C18]" office:value-type="float" office:value="4.675" calcext:value-type="float">
            <text:p>4,7</text:p>
          </table:table-cell>
          <table:table-cell table:style-name="ce183" table:formula="of:=[.E$15] * [.$C18]" office:value-type="float" office:value="1.55" calcext:value-type="float">
            <text:p>1,6</text:p>
          </table:table-cell>
          <table:table-cell table:style-name="ce192" table:formula="of:=[.F$15] * [.$C18]" office:value-type="float" office:value="0.9" calcext:value-type="float">
            <text:p>0,9</text:p>
          </table:table-cell>
          <table:table-cell table:style-name="ce201" table:formula="of:=[.G$15] * [.$C18]" office:value-type="float" office:value="0.925" calcext:value-type="float">
            <text:p>0,9</text:p>
          </table:table-cell>
          <table:table-cell table:style-name="ce210" table:formula="of:=[.H$15] * [.$C18]" office:value-type="float" office:value="0.7" calcext:value-type="float">
            <text:p>0,7</text:p>
          </table:table-cell>
          <table:table-cell table:style-name="ce219" table:formula="of:=[.I$15] * [.$C18]" office:value-type="float" office:value="0.55" calcext:value-type="float">
            <text:p>0,6</text:p>
          </table:table-cell>
          <table:table-cell table:style-name="ce227" table:formula="of:=[.J$15] * [.$C18]" office:value-type="float" office:value="0.5" calcext:value-type="float">
            <text:p>0,5</text:p>
          </table:table-cell>
          <table:table-cell table:style-name="ce235" table:formula="of:=[.K$15] * [.$C18]" office:value-type="float" office:value="9.8" calcext:value-type="float">
            <text:p>9,8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éalisation + Tests unitaires</text:p>
          </table:table-cell>
          <table:table-cell table:style-name="ce162" office:value-type="float" office:value="1" calcext:value-type="float">
            <text:p>1</text:p>
          </table:table-cell>
          <table:table-cell table:style-name="ce172" table:formula="of:=[.D$15] * [.$C19]" office:value-type="float" office:value="46.75" calcext:value-type="float">
            <text:p>46,8</text:p>
          </table:table-cell>
          <table:table-cell table:style-name="ce183" table:formula="of:=[.E$15] * [.$C19]" office:value-type="float" office:value="15.5" calcext:value-type="float">
            <text:p>15,5</text:p>
          </table:table-cell>
          <table:table-cell table:style-name="ce192" table:formula="of:=[.F$15] * [.$C19]" office:value-type="float" office:value="9" calcext:value-type="float">
            <text:p>9,0</text:p>
          </table:table-cell>
          <table:table-cell table:style-name="ce201" table:formula="of:=[.G$15] * [.$C19]" office:value-type="float" office:value="9.25" calcext:value-type="float">
            <text:p>9,3</text:p>
          </table:table-cell>
          <table:table-cell table:style-name="ce210" table:formula="of:=[.H$15] * [.$C19]" office:value-type="float" office:value="7" calcext:value-type="float">
            <text:p>7,0</text:p>
          </table:table-cell>
          <table:table-cell table:style-name="ce219" table:formula="of:=[.I$15] * [.$C19]" office:value-type="float" office:value="5.5" calcext:value-type="float">
            <text:p>5,5</text:p>
          </table:table-cell>
          <table:table-cell table:style-name="ce227" table:formula="of:=[.J$15] * [.$C19]" office:value-type="float" office:value="5" calcext:value-type="float">
            <text:p>5,0</text:p>
          </table:table-cell>
          <table:table-cell table:style-name="ce235" table:formula="of:=[.K$15] * [.$C19]" office:value-type="float" office:value="98" calcext:value-type="float">
            <text:p>98,0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ests d'intégration</text:p>
          </table:table-cell>
          <table:table-cell table:style-name="ce162" office:value-type="float" office:value="0.15" calcext:value-type="float">
            <text:p>0,15</text:p>
          </table:table-cell>
          <table:table-cell table:style-name="ce172" table:formula="of:=[.D$15] * [.$C20]" office:value-type="float" office:value="7.0125" calcext:value-type="float">
            <text:p>7,0</text:p>
          </table:table-cell>
          <table:table-cell table:style-name="ce183" table:formula="of:=[.E$15] * [.$C20]" office:value-type="float" office:value="2.325" calcext:value-type="float">
            <text:p>2,3</text:p>
          </table:table-cell>
          <table:table-cell table:style-name="ce192" table:formula="of:=[.F$15] * [.$C20]" office:value-type="float" office:value="1.35" calcext:value-type="float">
            <text:p>1,4</text:p>
          </table:table-cell>
          <table:table-cell table:style-name="ce201" table:formula="of:=[.G$15] * [.$C20]" office:value-type="float" office:value="1.3875" calcext:value-type="float">
            <text:p>1,4</text:p>
          </table:table-cell>
          <table:table-cell table:style-name="ce210" table:formula="of:=[.H$15] * [.$C20]" office:value-type="float" office:value="1.05" calcext:value-type="float">
            <text:p>1,1</text:p>
          </table:table-cell>
          <table:table-cell table:style-name="ce219" table:formula="of:=[.I$15] * [.$C20]" office:value-type="float" office:value="0.825" calcext:value-type="float">
            <text:p>0,8</text:p>
          </table:table-cell>
          <table:table-cell table:style-name="ce227" table:formula="of:=[.J$15] * [.$C20]" office:value-type="float" office:value="0.75" calcext:value-type="float">
            <text:p>0,8</text:p>
          </table:table-cell>
          <table:table-cell table:style-name="ce235" table:formula="of:=[.K$15] * [.$C20]" office:value-type="float" office:value="14.7" calcext:value-type="float">
            <text:p>14,7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ecette interne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2" table:formula="of:=[.D$15] * [.$C21]" office:value-type="float" office:value="2.3375" calcext:value-type="float">
            <text:p>2,3</text:p>
          </table:table-cell>
          <table:table-cell table:style-name="ce183" table:formula="of:=[.E$15] * [.$C21]" office:value-type="float" office:value="0.775" calcext:value-type="float">
            <text:p>0,8</text:p>
          </table:table-cell>
          <table:table-cell table:style-name="ce192" table:formula="of:=[.F$15] * [.$C21]" office:value-type="float" office:value="0.45" calcext:value-type="float">
            <text:p>0,5</text:p>
          </table:table-cell>
          <table:table-cell table:style-name="ce201" table:formula="of:=[.G$15] * [.$C21]" office:value-type="float" office:value="0.4625" calcext:value-type="float">
            <text:p>0,5</text:p>
          </table:table-cell>
          <table:table-cell table:style-name="ce210" table:formula="of:=[.H$15] * [.$C21]" office:value-type="float" office:value="0.35" calcext:value-type="float">
            <text:p>0,4</text:p>
          </table:table-cell>
          <table:table-cell table:style-name="ce219" table:formula="of:=[.I$15] * [.$C21]" office:value-type="float" office:value="0.275" calcext:value-type="float">
            <text:p>0,3</text:p>
          </table:table-cell>
          <table:table-cell table:style-name="ce227" table:formula="of:=[.J$15] * [.$C21]" office:value-type="float" office:value="0.25" calcext:value-type="float">
            <text:p>0,3</text:p>
          </table:table-cell>
          <table:table-cell table:style-name="ce235" table:formula="of:=[.K$15] * [.$C21]" office:value-type="float" office:value="4.9" calcext:value-type="float">
            <text:p>4,9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ests de robustesse et de montée en charge</text:p>
          </table:table-cell>
          <table:table-cell table:style-name="ce162" office:value-type="float" office:value="0.1" calcext:value-type="float">
            <text:p>0,1</text:p>
          </table:table-cell>
          <table:table-cell table:style-name="ce172" table:formula="of:=[.D$15] * [.$C22]" office:value-type="float" office:value="4.675" calcext:value-type="float">
            <text:p>4,7</text:p>
          </table:table-cell>
          <table:table-cell table:style-name="ce183" table:formula="of:=[.E$15] * [.$C22]" office:value-type="float" office:value="1.55" calcext:value-type="float">
            <text:p>1,6</text:p>
          </table:table-cell>
          <table:table-cell table:style-name="ce192" table:formula="of:=[.F$15] * [.$C22]" office:value-type="float" office:value="0.9" calcext:value-type="float">
            <text:p>0,9</text:p>
          </table:table-cell>
          <table:table-cell table:style-name="ce201" table:formula="of:=[.G$15] * [.$C22]" office:value-type="float" office:value="0.925" calcext:value-type="float">
            <text:p>0,9</text:p>
          </table:table-cell>
          <table:table-cell table:style-name="ce210" table:formula="of:=[.H$15] * [.$C22]" office:value-type="float" office:value="0.7" calcext:value-type="float">
            <text:p>0,7</text:p>
          </table:table-cell>
          <table:table-cell table:style-name="ce219" table:formula="of:=[.I$15] * [.$C22]" office:value-type="float" office:value="0.55" calcext:value-type="float">
            <text:p>0,6</text:p>
          </table:table-cell>
          <table:table-cell table:style-name="ce227" table:formula="of:=[.J$15] * [.$C22]" office:value-type="float" office:value="0.5" calcext:value-type="float">
            <text:p>0,5</text:p>
          </table:table-cell>
          <table:table-cell table:style-name="ce235" table:formula="of:=[.K$15] * [.$C22]" office:value-type="float" office:value="9.8" calcext:value-type="float">
            <text:p>9,8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DBA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2" table:formula="of:=[.D$15] * [.$C23]" office:value-type="float" office:value="2.3375" calcext:value-type="float">
            <text:p>2,3</text:p>
          </table:table-cell>
          <table:table-cell table:style-name="ce183" table:formula="of:=[.E$15] * [.$C23]" office:value-type="float" office:value="0.775" calcext:value-type="float">
            <text:p>0,8</text:p>
          </table:table-cell>
          <table:table-cell table:style-name="ce192" table:formula="of:=[.F$15] * [.$C23]" office:value-type="float" office:value="0.45" calcext:value-type="float">
            <text:p>0,5</text:p>
          </table:table-cell>
          <table:table-cell table:style-name="ce201" table:formula="of:=[.G$15] * [.$C23]" office:value-type="float" office:value="0.4625" calcext:value-type="float">
            <text:p>0,5</text:p>
          </table:table-cell>
          <table:table-cell table:style-name="ce210" table:formula="of:=[.H$15] * [.$C23]" office:value-type="float" office:value="0.35" calcext:value-type="float">
            <text:p>0,4</text:p>
          </table:table-cell>
          <table:table-cell table:style-name="ce219" table:formula="of:=[.I$15] * [.$C23]" office:value-type="float" office:value="0.275" calcext:value-type="float">
            <text:p>0,3</text:p>
          </table:table-cell>
          <table:table-cell table:style-name="ce227" table:formula="of:=[.J$15] * [.$C23]" office:value-type="float" office:value="0.25" calcext:value-type="float">
            <text:p>0,3</text:p>
          </table:table-cell>
          <table:table-cell table:style-name="ce235" table:formula="of:=[.K$15] * [.$C23]" office:value-type="float" office:value="4.9" calcext:value-type="float">
            <text:p>4,9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/>
          <table:table-cell table:style-name="ce163"/>
          <table:table-cell table:style-name="ce173"/>
          <table:table-cell table:style-name="ce184"/>
          <table:table-cell table:style-name="ce193"/>
          <table:table-cell table:style-name="ce202"/>
          <table:table-cell table:style-name="ce211"/>
          <table:table-cell table:style-name="ce220"/>
          <table:table-cell table:style-name="ce228"/>
          <table:table-cell table:style-name="ce236"/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Réalisation</text:p>
          </table:table-cell>
          <table:table-cell table:style-name="ce164"/>
          <table:table-cell table:style-name="ce174" table:formula="of:=SUM([.D17:.D23])" office:value-type="float" office:value="77.1375" calcext:value-type="float">
            <text:p>77,1</text:p>
          </table:table-cell>
          <table:table-cell table:style-name="ce174" table:formula="of:=SUM([.E17:.E23])" office:value-type="float" office:value="25.575" calcext:value-type="float">
            <text:p>25,6</text:p>
          </table:table-cell>
          <table:table-cell table:style-name="ce174" table:formula="of:=SUM([.F17:.F23])" office:value-type="float" office:value="14.85" calcext:value-type="float">
            <text:p>14,9</text:p>
          </table:table-cell>
          <table:table-cell table:style-name="ce174" table:formula="of:=SUM([.G17:.G23])" office:value-type="float" office:value="15.2625" calcext:value-type="float">
            <text:p>15,3</text:p>
          </table:table-cell>
          <table:table-cell table:style-name="ce174" table:formula="of:=SUM([.H17:.H23])" office:value-type="float" office:value="11.55" calcext:value-type="float">
            <text:p>11,6</text:p>
          </table:table-cell>
          <table:table-cell table:style-name="ce174" table:formula="of:=SUM([.I17:.I23])" office:value-type="float" office:value="9.075" calcext:value-type="float">
            <text:p>9,1</text:p>
          </table:table-cell>
          <table:table-cell table:style-name="ce174" table:formula="of:=SUM([.J17:.J23])" office:value-type="float" office:value="8.25" calcext:value-type="float">
            <text:p>8,3</text:p>
          </table:table-cell>
          <table:table-cell table:style-name="ce174" table:formula="of:=SUM([.K17:.K23])" office:value-type="float" office:value="161.7" calcext:value-type="float">
            <text:p>161,7</text:p>
          </table:table-cell>
          <table:table-cell table:style-name="ce241" table:formula="of:=100/100/[.K35]*[.K25]" office:value-type="percentage" office:value="0.704943761443892" calcext:value-type="percentage">
            <text:p>70%</text:p>
          </table:table-cell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3" office:value-type="string" calcext:value-type="string">
            <text:p>GESTION DU PROJET</text:p>
          </table:table-cell>
          <table:table-cell table:style-name="ce161"/>
          <table:table-cell table:style-name="ce171"/>
          <table:table-cell table:style-name="ce182"/>
          <table:table-cell table:style-name="ce191"/>
          <table:table-cell table:style-name="ce200"/>
          <table:table-cell table:style-name="ce209"/>
          <table:table-cell table:style-name="ce218"/>
          <table:table-cell table:style-name="ce226"/>
          <table:table-cell table:style-name="ce234"/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Encadrement, planification</text:p>
          </table:table-cell>
          <table:table-cell table:style-name="ce162" office:value-type="float" office:value="0.15" calcext:value-type="float">
            <text:p>0,15</text:p>
          </table:table-cell>
          <table:table-cell table:style-name="ce175" table:formula="of:=[.D$25] *[.$C27]" office:value-type="float" office:value="11.570625" calcext:value-type="float">
            <text:p>11,6</text:p>
          </table:table-cell>
          <table:table-cell table:style-name="ce185" table:formula="of:=[.E$25] *[.$C27]" office:value-type="float" office:value="3.83625" calcext:value-type="float">
            <text:p>3,8</text:p>
          </table:table-cell>
          <table:table-cell table:style-name="ce194" table:formula="of:=[.F$25] *[.$C27]" office:value-type="float" office:value="2.2275" calcext:value-type="float">
            <text:p>2,2</text:p>
          </table:table-cell>
          <table:table-cell table:style-name="ce203" table:formula="of:=[.G$25] *[.$C27]" office:value-type="float" office:value="2.289375" calcext:value-type="float">
            <text:p>2,3</text:p>
          </table:table-cell>
          <table:table-cell table:style-name="ce212" table:formula="of:=[.H$25] *[.$C27]" office:value-type="float" office:value="1.7325" calcext:value-type="float">
            <text:p>1,7</text:p>
          </table:table-cell>
          <table:table-cell table:style-name="ce221" table:formula="of:=[.I$25] *[.$C27]" office:value-type="float" office:value="1.36125" calcext:value-type="float">
            <text:p>1,4</text:p>
          </table:table-cell>
          <table:table-cell table:style-name="ce229" table:formula="of:=[.J$25] *[.$C27]" office:value-type="float" office:value="1.2375" calcext:value-type="float">
            <text:p>1,2</text:p>
          </table:table-cell>
          <table:table-cell table:style-name="ce237" table:formula="of:=[.K$25] *[.$C27]" office:value-type="float" office:value="24.255" calcext:value-type="float">
            <text:p>24,3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éunion, préparation, compte rendus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5" table:formula="of:=[.D$25] *[.$C28]" office:value-type="float" office:value="3.856875" calcext:value-type="float">
            <text:p>3,9</text:p>
          </table:table-cell>
          <table:table-cell table:style-name="ce185" table:formula="of:=[.E$25] *[.$C28]" office:value-type="float" office:value="1.27875" calcext:value-type="float">
            <text:p>1,3</text:p>
          </table:table-cell>
          <table:table-cell table:style-name="ce194" table:formula="of:=[.F$25] *[.$C28]" office:value-type="float" office:value="0.7425" calcext:value-type="float">
            <text:p>0,7</text:p>
          </table:table-cell>
          <table:table-cell table:style-name="ce203" table:formula="of:=[.G$25] *[.$C28]" office:value-type="float" office:value="0.763125" calcext:value-type="float">
            <text:p>0,8</text:p>
          </table:table-cell>
          <table:table-cell table:style-name="ce212" table:formula="of:=[.H$25] *[.$C28]" office:value-type="float" office:value="0.5775" calcext:value-type="float">
            <text:p>0,6</text:p>
          </table:table-cell>
          <table:table-cell table:style-name="ce221" table:formula="of:=[.I$25] *[.$C28]" office:value-type="float" office:value="0.45375" calcext:value-type="float">
            <text:p>0,5</text:p>
          </table:table-cell>
          <table:table-cell table:style-name="ce229" table:formula="of:=[.J$25] *[.$C28]" office:value-type="float" office:value="0.4125" calcext:value-type="float">
            <text:p>0,4</text:p>
          </table:table-cell>
          <table:table-cell table:style-name="ce237" table:formula="of:=[.K$25] *[.$C28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Architecture, intégration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5" table:formula="of:=[.D$25] *[.$C29]" office:value-type="float" office:value="3.856875" calcext:value-type="float">
            <text:p>3,9</text:p>
          </table:table-cell>
          <table:table-cell table:style-name="ce185" table:formula="of:=[.E$25] *[.$C29]" office:value-type="float" office:value="1.27875" calcext:value-type="float">
            <text:p>1,3</text:p>
          </table:table-cell>
          <table:table-cell table:style-name="ce194" table:formula="of:=[.F$25] *[.$C29]" office:value-type="float" office:value="0.7425" calcext:value-type="float">
            <text:p>0,7</text:p>
          </table:table-cell>
          <table:table-cell table:style-name="ce203" table:formula="of:=[.G$25] *[.$C29]" office:value-type="float" office:value="0.763125" calcext:value-type="float">
            <text:p>0,8</text:p>
          </table:table-cell>
          <table:table-cell table:style-name="ce212" table:formula="of:=[.H$25] *[.$C29]" office:value-type="float" office:value="0.5775" calcext:value-type="float">
            <text:p>0,6</text:p>
          </table:table-cell>
          <table:table-cell table:style-name="ce221" table:formula="of:=[.I$25] *[.$C29]" office:value-type="float" office:value="0.45375" calcext:value-type="float">
            <text:p>0,5</text:p>
          </table:table-cell>
          <table:table-cell table:style-name="ce229" table:formula="of:=[.J$25] *[.$C29]" office:value-type="float" office:value="0.4125" calcext:value-type="float">
            <text:p>0,4</text:p>
          </table:table-cell>
          <table:table-cell table:style-name="ce237" table:formula="of:=[.K$25] *[.$C29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Documentation techniques (Spec fonctionnelle)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5" table:formula="of:=[.D$25] *[.$C30]" office:value-type="float" office:value="3.856875" calcext:value-type="float">
            <text:p>3,9</text:p>
          </table:table-cell>
          <table:table-cell table:style-name="ce185" table:formula="of:=[.E$25] *[.$C30]" office:value-type="float" office:value="1.27875" calcext:value-type="float">
            <text:p>1,3</text:p>
          </table:table-cell>
          <table:table-cell table:style-name="ce194" table:formula="of:=[.F$25] *[.$C30]" office:value-type="float" office:value="0.7425" calcext:value-type="float">
            <text:p>0,7</text:p>
          </table:table-cell>
          <table:table-cell table:style-name="ce203" table:formula="of:=[.G$25] *[.$C30]" office:value-type="float" office:value="0.763125" calcext:value-type="float">
            <text:p>0,8</text:p>
          </table:table-cell>
          <table:table-cell table:style-name="ce212" table:formula="of:=[.H$25] *[.$C30]" office:value-type="float" office:value="0.5775" calcext:value-type="float">
            <text:p>0,6</text:p>
          </table:table-cell>
          <table:table-cell table:style-name="ce221" table:formula="of:=[.I$25] *[.$C30]" office:value-type="float" office:value="0.45375" calcext:value-type="float">
            <text:p>0,5</text:p>
          </table:table-cell>
          <table:table-cell table:style-name="ce229" table:formula="of:=[.J$25] *[.$C30]" office:value-type="float" office:value="0.4125" calcext:value-type="float">
            <text:p>0,4</text:p>
          </table:table-cell>
          <table:table-cell table:style-name="ce237" table:formula="of:=[.K$25] *[.$C30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ecette utilisateur (Assistance)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5" table:formula="of:=[.D$25] *[.$C31]" office:value-type="float" office:value="3.856875" calcext:value-type="float">
            <text:p>3,9</text:p>
          </table:table-cell>
          <table:table-cell table:style-name="ce185" table:formula="of:=[.E$25] *[.$C31]" office:value-type="float" office:value="1.27875" calcext:value-type="float">
            <text:p>1,3</text:p>
          </table:table-cell>
          <table:table-cell table:style-name="ce194" table:formula="of:=[.F$25] *[.$C31]" office:value-type="float" office:value="0.7425" calcext:value-type="float">
            <text:p>0,7</text:p>
          </table:table-cell>
          <table:table-cell table:style-name="ce203" table:formula="of:=[.G$25] *[.$C31]" office:value-type="float" office:value="0.763125" calcext:value-type="float">
            <text:p>0,8</text:p>
          </table:table-cell>
          <table:table-cell table:style-name="ce212" table:formula="of:=[.H$25] *[.$C31]" office:value-type="float" office:value="0.5775" calcext:value-type="float">
            <text:p>0,6</text:p>
          </table:table-cell>
          <table:table-cell table:style-name="ce221" table:formula="of:=[.I$25] *[.$C31]" office:value-type="float" office:value="0.45375" calcext:value-type="float">
            <text:p>0,5</text:p>
          </table:table-cell>
          <table:table-cell table:style-name="ce229" table:formula="of:=[.J$25] *[.$C31]" office:value-type="float" office:value="0.4125" calcext:value-type="float">
            <text:p>0,4</text:p>
          </table:table-cell>
          <table:table-cell table:style-name="ce237" table:formula="of:=[.K$25] *[.$C31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ransfert de compétences 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5" table:formula="of:=[.D$25] *[.$C32]" office:value-type="float" office:value="3.856875" calcext:value-type="float">
            <text:p>3,9</text:p>
          </table:table-cell>
          <table:table-cell table:style-name="ce185" table:formula="of:=[.E$25] *[.$C32]" office:value-type="float" office:value="1.27875" calcext:value-type="float">
            <text:p>1,3</text:p>
          </table:table-cell>
          <table:table-cell table:style-name="ce194" table:formula="of:=[.F$25] *[.$C32]" office:value-type="float" office:value="0.7425" calcext:value-type="float">
            <text:p>0,7</text:p>
          </table:table-cell>
          <table:table-cell table:style-name="ce203" table:formula="of:=[.G$25] *[.$C32]" office:value-type="float" office:value="0.763125" calcext:value-type="float">
            <text:p>0,8</text:p>
          </table:table-cell>
          <table:table-cell table:style-name="ce212" table:formula="of:=[.H$25] *[.$C32]" office:value-type="float" office:value="0.5775" calcext:value-type="float">
            <text:p>0,6</text:p>
          </table:table-cell>
          <table:table-cell table:style-name="ce221" table:formula="of:=[.I$25] *[.$C32]" office:value-type="float" office:value="0.45375" calcext:value-type="float">
            <text:p>0,5</text:p>
          </table:table-cell>
          <table:table-cell table:style-name="ce229" table:formula="of:=[.J$25] *[.$C32]" office:value-type="float" office:value="0.4125" calcext:value-type="float">
            <text:p>0,4</text:p>
          </table:table-cell>
          <table:table-cell table:style-name="ce237" table:formula="of:=[.K$25] *[.$C32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Formation utilisateurs</text:p>
          </table:table-cell>
          <table:table-cell table:style-name="ce163" office:value-type="float" office:value="3" calcext:value-type="float">
            <text:p>3</text:p>
          </table:table-cell>
          <table:table-cell table:style-name="ce176"/>
          <table:table-cell table:style-name="ce186"/>
          <table:table-cell table:style-name="ce195"/>
          <table:table-cell table:style-name="ce204"/>
          <table:table-cell table:style-name="ce213"/>
          <table:table-cell table:style-name="ce222"/>
          <table:table-cell table:style-name="ce230"/>
          <table:table-cell table:style-name="ce238" office:value-type="float" office:value="3" calcext:value-type="float">
            <text:p>3</text:p>
          </table:table-cell>
          <table:table-cell table:style-name="ce162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Gestion de projet</text:p>
          </table:table-cell>
          <table:table-cell table:style-name="ce165" table:formula="of:=SUM([.C27:.C33])" office:value-type="float" office:value="3.4" calcext:value-type="float">
            <text:p>3,4</text:p>
          </table:table-cell>
          <table:table-cell table:style-name="ce165" table:formula="of:=SUM([.D27:.D33])" office:value-type="float" office:value="30.855" calcext:value-type="float">
            <text:p>30,9</text:p>
          </table:table-cell>
          <table:table-cell table:style-name="ce165" table:formula="of:=SUM([.E27:.E33])" office:value-type="float" office:value="10.23" calcext:value-type="float">
            <text:p>10,2</text:p>
          </table:table-cell>
          <table:table-cell table:style-name="ce165" table:formula="of:=SUM([.F27:.F33])" office:value-type="float" office:value="5.94" calcext:value-type="float">
            <text:p>5,9</text:p>
          </table:table-cell>
          <table:table-cell table:style-name="ce165" table:formula="of:=SUM([.G27:.G33])" office:value-type="float" office:value="6.105" calcext:value-type="float">
            <text:p>6,1</text:p>
          </table:table-cell>
          <table:table-cell table:style-name="ce165" table:formula="of:=SUM([.H27:.H33])" office:value-type="float" office:value="4.62" calcext:value-type="float">
            <text:p>4,6</text:p>
          </table:table-cell>
          <table:table-cell table:style-name="ce165" table:formula="of:=SUM([.I27:.I33])" office:value-type="float" office:value="3.63" calcext:value-type="float">
            <text:p>3,6</text:p>
          </table:table-cell>
          <table:table-cell table:style-name="ce165" table:formula="of:=SUM([.J27:.J33])" office:value-type="float" office:value="3.3" calcext:value-type="float">
            <text:p>3,3</text:p>
          </table:table-cell>
          <table:table-cell table:style-name="ce165" table:formula="of:=SUM([.K27:.K33])" office:value-type="float" office:value="67.68" calcext:value-type="float">
            <text:p>67,7</text:p>
          </table:table-cell>
          <table:table-cell table:style-name="ce241" table:formula="of:=100/[.K35]*[.K34]/100" office:value-type="percentage" office:value="0.295056238556108" calcext:value-type="percentage">
            <text:p>30%</text:p>
          </table:table-cell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otal Réalisation + Gestion</text:p>
          </table:table-cell>
          <table:table-cell table:style-name="ce166"/>
          <table:table-cell table:style-name="ce177" table:formula="of:=[.D34]+[.D25]" office:value-type="float" office:value="107.9925" calcext:value-type="float">
            <text:p>108,0</text:p>
          </table:table-cell>
          <table:table-cell table:style-name="ce177" table:formula="of:=[.E34]+[.E25]" office:value-type="float" office:value="35.805" calcext:value-type="float">
            <text:p>35,8</text:p>
          </table:table-cell>
          <table:table-cell table:style-name="ce177" table:formula="of:=[.F34]+[.F25]" office:value-type="float" office:value="20.79" calcext:value-type="float">
            <text:p>20,8</text:p>
          </table:table-cell>
          <table:table-cell table:style-name="ce177" table:formula="of:=[.G34]+[.G25]" office:value-type="float" office:value="21.3675" calcext:value-type="float">
            <text:p>21,4</text:p>
          </table:table-cell>
          <table:table-cell table:style-name="ce177" table:formula="of:=[.H34]+[.H25]" office:value-type="float" office:value="16.17" calcext:value-type="float">
            <text:p>16,2</text:p>
          </table:table-cell>
          <table:table-cell table:style-name="ce177" table:formula="of:=[.I34]+[.I25]" office:value-type="float" office:value="12.705" calcext:value-type="float">
            <text:p>12,7</text:p>
          </table:table-cell>
          <table:table-cell table:style-name="ce231" table:formula="of:=[.J34]+[.J25]" office:value-type="float" office:value="11.55" calcext:value-type="float">
            <text:p>11,6</text:p>
          </table:table-cell>
          <table:table-cell table:style-name="ce239" table:formula="of:=[.K34]+[.K25]" office:value-type="float" office:value="229.38" calcext:value-type="float">
            <text:p>229,4</text:p>
          </table:table-cell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3" office:value-type="string" calcext:value-type="string">
            <text:p>OPTIONEL</text:p>
          </table:table-cell>
          <table:table-cell table:style-name="ce161"/>
          <table:table-cell table:style-name="ce171"/>
          <table:table-cell table:style-name="ce182"/>
          <table:table-cell table:style-name="ce191"/>
          <table:table-cell table:style-name="ce200"/>
          <table:table-cell table:style-name="ce209"/>
          <table:table-cell table:style-name="ce218"/>
          <table:table-cell table:style-name="ce226"/>
          <table:table-cell table:style-name="ce234"/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Documentation utilisateur</text:p>
          </table:table-cell>
          <table:table-cell table:style-name="ce163" office:value-type="float" office:value="0.02" calcext:value-type="float">
            <text:p>0,02</text:p>
          </table:table-cell>
          <table:table-cell table:style-name="ce178" table:formula="of:=[.D$35]*[.$C37]" office:value-type="float" office:value="2.15985" calcext:value-type="float">
            <text:p>2,2</text:p>
          </table:table-cell>
          <table:table-cell table:style-name="ce187" table:formula="of:=[.E$35]*[.$C37]" office:value-type="float" office:value="0.7161" calcext:value-type="float">
            <text:p>0,7</text:p>
          </table:table-cell>
          <table:table-cell table:style-name="ce196" table:formula="of:=[.F$35]*[.$C37]" office:value-type="float" office:value="0.4158" calcext:value-type="float">
            <text:p>0,4</text:p>
          </table:table-cell>
          <table:table-cell table:style-name="ce205" table:formula="of:=[.G$35]*[.$C37]" office:value-type="float" office:value="0.42735" calcext:value-type="float">
            <text:p>0,4</text:p>
          </table:table-cell>
          <table:table-cell table:style-name="ce214" table:formula="of:=[.H$35]*[.$C37]" office:value-type="float" office:value="0.3234" calcext:value-type="float">
            <text:p>0,3</text:p>
          </table:table-cell>
          <table:table-cell table:style-name="ce223" table:formula="of:=[.I$35]*[.$C37]" office:value-type="float" office:value="0.2541" calcext:value-type="float">
            <text:p>0,3</text:p>
          </table:table-cell>
          <table:table-cell table:style-name="ce232" table:formula="of:=[.J$35]*[.$C37]" office:value-type="float" office:value="0.231" calcext:value-type="float">
            <text:p>0,2</text:p>
          </table:table-cell>
          <table:table-cell table:style-name="ce240" table:formula="of:=[.K$35]*[.$C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optionel</text:p>
          </table:table-cell>
          <table:table-cell table:style-name="ce164"/>
          <table:table-cell table:style-name="ce165" table:formula="of:=[.D37]" office:value-type="float" office:value="2.15985" calcext:value-type="float">
            <text:p>2,2</text:p>
          </table:table-cell>
          <table:table-cell table:style-name="ce165" table:formula="of:=[.E36]" office:value-type="float" office:value="0" calcext:value-type="float">
            <text:p>0,0</text:p>
          </table:table-cell>
          <table:table-cell table:style-name="ce165" table:formula="of:=[.F37]" office:value-type="float" office:value="0.4158" calcext:value-type="float">
            <text:p>0,4</text:p>
          </table:table-cell>
          <table:table-cell table:style-name="ce165" table:formula="of:=[.G37]" office:value-type="float" office:value="0.42735" calcext:value-type="float">
            <text:p>0,4</text:p>
          </table:table-cell>
          <table:table-cell table:style-name="ce165" table:formula="of:=[.H37]" office:value-type="float" office:value="0.3234" calcext:value-type="float">
            <text:p>0,3</text:p>
          </table:table-cell>
          <table:table-cell table:style-name="ce165" table:formula="of:=[.I37]" office:value-type="float" office:value="0.2541" calcext:value-type="float">
            <text:p>0,3</text:p>
          </table:table-cell>
          <table:table-cell table:style-name="ce165" table:formula="of:=[.J37]" office:value-type="float" office:value="0.231" calcext:value-type="float">
            <text:p>0,2</text:p>
          </table:table-cell>
          <table:table-cell table:style-name="ce165" table:formula="of:=[.K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projet</text:p>
          </table:table-cell>
          <table:table-cell table:style-name="ce164"/>
          <table:table-cell table:style-name="ce165" table:formula="of:=[.D38]+[.D35]" office:value-type="float" office:value="110.15235" calcext:value-type="float">
            <text:p>110,2</text:p>
          </table:table-cell>
          <table:table-cell table:style-name="ce165" table:formula="of:=[.E37]+[.E35]" office:value-type="float" office:value="36.5211" calcext:value-type="float">
            <text:p>36,5</text:p>
          </table:table-cell>
          <table:table-cell table:style-name="ce165" table:formula="of:=[.F38]+[.F35]" office:value-type="float" office:value="21.2058" calcext:value-type="float">
            <text:p>21,2</text:p>
          </table:table-cell>
          <table:table-cell table:style-name="ce165" table:formula="of:=[.G38]+[.G35]" office:value-type="float" office:value="21.79485" calcext:value-type="float">
            <text:p>21,8</text:p>
          </table:table-cell>
          <table:table-cell table:style-name="ce165" table:formula="of:=[.H38]+[.H35]" office:value-type="float" office:value="16.4934" calcext:value-type="float">
            <text:p>16,5</text:p>
          </table:table-cell>
          <table:table-cell table:style-name="ce165" table:formula="of:=[.I38]+[.I35]" office:value-type="float" office:value="12.9591" calcext:value-type="float">
            <text:p>13,0</text:p>
          </table:table-cell>
          <table:table-cell table:style-name="ce165" table:formula="of:=[.J38]+[.J35]" office:value-type="float" office:value="11.781" calcext:value-type="float">
            <text:p>11,8</text:p>
          </table:table-cell>
          <table:table-cell table:style-name="ce165" table:formula="of:=[.K38]+[.K35]" office:value-type="float" office:value="233.9676" calcext:value-type="float">
            <text:p>234,0</text:p>
          </table:table-cell>
          <table:table-cell table:style-name="ce13"/>
          <table:table-cell table:style-name="Default"/>
          <table:table-cell table:style-name="ce244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/>
          <table:table-cell table:style-name="ce167" table:number-columns-repeated="11"/>
          <table:table-cell table:style-name="ce245"/>
          <table:table-cell table:style-name="Default" table:number-columns-repeated="8"/>
          <table:table-cell table:number-columns-repeated="1002"/>
        </table:table-row>
        <table:table-row table:style-name="ro3" table:number-rows-repeated="33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table:style-name="ce3"/>
          <table:table-cell table:style-name="Default" table:number-columns-repeated="21"/>
          <table:table-cell table:number-columns-repeated="1002"/>
        </table:table-row>
        <table:table-row table:style-name="ro3" table:number-rows-repeated="5">
          <table:table-cell/>
          <table:table-cell table:style-name="Default" table:number-columns-repeated="21"/>
          <table:table-cell table:number-columns-repeated="1002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 number:title="Défini ~par l'utilisateur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1" number:min-integer-digits="1"/>
    </number:number-style>
    <number:number-style style:name="N110">
      <style:text-properties fo:color="#ff0000"/>
      <number:text>-</number:text>
      <number:number number:decimal-places="1" number:min-integer-digits="1"/>
      <style:map style:condition="value()&gt;=0" style:apply-style-name="N110P0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0:27.52390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10T12:00:07.799613345</dc:date>
    <meta:editing-duration>PT2H41M34S</meta:editing-duration>
    <meta:editing-cycles>15</meta:editing-cycles>
    <meta:generator>LibreOffice/4.3.3.2$Linux_X86_64 LibreOffice_project/430m0$Build-2</meta:generator>
    <dc:creator>Ferlicot Cyril</dc:creator>
    <meta:document-statistic meta:table-count="2" meta:cell-count="685" meta:object-count="0"/>
  </office:meta>
</office:document-meta>
</file>